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Arimaa – CR7 : Friday, October 24<text:span text:style-name="T1">th</text:span></text:p>
      <text:p text:style-name="P6">Presents : Everyone, Christian Raymond</text:p>
      <text:h text:style-name="P2" text:outline-level="1">Order of business :</text:h>
      <text:list xml:id="list831850657290914124" text:style-name="L1">
        <text:list-item>
          <text:p text:style-name="P7">C++ VS Multithreading</text:p>
        </text:list-item>
        <text:list-item>
          <text:p text:style-name="P7">Architecture and solution software</text:p>
        </text:list-item>
        <text:list-item>
          <text:p text:style-name="P7">Remarks / Questions about the report</text:p>
        </text:list-item>
        <text:list-item>
          <text:p text:style-name="P7">General remarks for the writing of our futures reports</text:p>
        </text:list-item>
      </text:list>
      <text:p text:style-name="P4"/>
      <text:h text:style-name="P2" text:outline-level="1">Information :</text:h>
      <text:list xml:id="list8426338293226407506" text:style-name="L2">
        <text:list-item>
          <text:p text:style-name="P8"/>
        </text:list-item>
      </text:list>
      <text:h text:style-name="P3" text:outline-level="1">Planification</text:h>
      <text:p text:style-name="P1">Task<text:tab/><text:tab/><text:tab/><text:tab/><text:tab/><text:tab/><text:tab/><text:tab/>Responsible<text:tab/><text:tab/>Deadline</text:p>
      <text:p text:style-name="P1">Architecture and solutions software<text:tab/><text:tab/><text:tab/><text:tab/>Mikail, Baptiste<text:tab/>10/24</text:p>
      <text:p text:style-name="P1">Finish the game application<text:tab/><text:tab/><text:tab/><text:tab/><text:tab/>Gabriel<text:tab/><text:tab/>12/18</text:p>
      <text:p text:style-name="P1"/>
      <text:h text:style-name="P2" text:outline-level="1">Next meeting : 11/0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0-23T18:38:32</dc:date>
    <dc:creator>Dan </dc:creator>
    <meta:editing-duration>PT9H53M53S</meta:editing-duration>
    <meta:editing-cycles>148</meta:editing-cycles>
    <meta:generator>OpenOffice/4.1.1$Win32 OpenOffice.org_project/411m6$Build-9775</meta:generator>
    <meta:document-statistic meta:table-count="0" meta:image-count="0" meta:object-count="0" meta:page-count="1" meta:paragraph-count="13" meta:word-count="66" meta:character-count="439"/>
  </office:meta>
</office:document-meta>
</file>